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officeooo:rsid="0002bc75" officeooo:paragraph-rsid="0002bc75"/>
    </style:style>
    <style:style style:name="P2" style:family="paragraph" style:parent-style-name="Standard">
      <style:paragraph-properties fo:text-align="justify" style:justify-single-word="false"/>
      <style:text-properties officeooo:rsid="0002bc75" officeooo:paragraph-rsid="0002bc75"/>
    </style:style>
    <style:style style:name="P3" style:family="paragraph" style:parent-style-name="Standard" style:list-style-name="L3">
      <style:paragraph-properties fo:text-align="justify" style:justify-single-word="false"/>
      <style:text-properties officeooo:rsid="00050a66" officeooo:paragraph-rsid="00050a66"/>
    </style:style>
    <style:style style:name="P4" style:family="paragraph" style:parent-style-name="Standard" style:list-style-name="L3">
      <style:paragraph-properties fo:text-align="justify" style:justify-single-word="false"/>
      <style:text-properties officeooo:rsid="0006d9ef" officeooo:paragraph-rsid="0006d9ef"/>
    </style:style>
    <style:style style:name="P5" style:family="paragraph" style:parent-style-name="Standard">
      <style:paragraph-properties fo:text-align="justify" style:justify-single-word="false"/>
      <style:text-properties officeooo:rsid="0006d9ef" officeooo:paragraph-rsid="0006d9ef"/>
    </style:style>
    <style:style style:name="P6" style:family="paragraph" style:parent-style-name="Standard">
      <style:paragraph-properties fo:text-align="end" style:justify-single-word="false"/>
      <style:text-properties fo:font-style="italic" officeooo:rsid="0008b391" officeooo:paragraph-rsid="0008b391" style:font-style-asian="italic" style:font-style-complex="italic"/>
    </style:style>
    <style:style style:name="P7" style:family="paragraph" style:parent-style-name="Standard">
      <style:paragraph-properties fo:text-align="justify" style:justify-single-word="false"/>
      <style:text-properties officeooo:rsid="000bc662" officeooo:paragraph-rsid="000bc662"/>
    </style:style>
    <style:style style:name="P8" style:family="paragraph" style:parent-style-name="Standard" style:list-style-name="L3">
      <style:paragraph-properties fo:text-align="justify" style:justify-single-word="false"/>
      <style:text-properties officeooo:rsid="000bc662" officeooo:paragraph-rsid="000bc662"/>
    </style:style>
    <style:style style:name="P9" style:family="paragraph" style:parent-style-name="Standard">
      <style:paragraph-properties fo:text-align="justify" style:justify-single-word="false"/>
      <style:text-properties officeooo:paragraph-rsid="0004b8b9"/>
    </style:style>
    <style:style style:name="P10" style:family="paragraph" style:parent-style-name="Standard" style:list-style-name="L3">
      <style:paragraph-properties fo:text-align="justify" style:justify-single-word="false"/>
      <style:text-properties officeooo:paragraph-rsid="00050a66"/>
    </style:style>
    <style:style style:name="P11" style:family="paragraph" style:parent-style-name="Standard" style:list-style-name="L4">
      <style:paragraph-properties fo:text-align="justify" style:justify-single-word="false"/>
      <style:text-properties officeooo:paragraph-rsid="0008b391"/>
    </style:style>
    <style:style style:name="P12" style:family="paragraph" style:parent-style-name="Standard" style:list-style-name="L4">
      <loext:graphic-properties draw:fill="none"/>
      <style:paragraph-properties fo:margin-left="1.401cm" fo:margin-right="0cm" fo:text-align="justify" style:justify-single-word="false" fo:text-indent="-0.6cm" style:auto-text-indent="false" fo:background-color="transparent">
        <style:tab-stops>
          <style:tab-stop style:position="0.794cm"/>
        </style:tab-stops>
      </style:paragraph-properties>
      <style:text-properties officeooo:paragraph-rsid="0008b391"/>
    </style:style>
    <style:style style:name="P13" style:family="paragraph" style:parent-style-name="Standard" style:list-style-name="L4">
      <loext:graphic-properties draw:fill="none"/>
      <style:paragraph-properties fo:margin-left="1.401cm" fo:margin-right="0cm" fo:text-align="justify" style:justify-single-word="false" fo:text-indent="-0.6cm" style:auto-text-indent="false" fo:background-color="transparent">
        <style:tab-stops>
          <style:tab-stop style:position="0.794cm"/>
        </style:tab-stops>
      </style:paragraph-properties>
      <style:text-properties officeooo:paragraph-rsid="000c9916"/>
    </style:style>
    <style:style style:name="P14" style:family="paragraph" style:parent-style-name="Standard" style:list-style-name="L4" style:master-page-name="">
      <loext:graphic-properties draw:fill="none"/>
      <style:paragraph-properties fo:margin-left="1.401cm" fo:margin-right="0cm" fo:text-align="justify" style:justify-single-word="false" fo:text-indent="-0.6cm" style:auto-text-indent="false" style:page-number="auto" fo:background-color="transparent">
        <style:tab-stops>
          <style:tab-stop style:position="0.794cm"/>
        </style:tab-stops>
      </style:paragraph-properties>
      <style:text-properties officeooo:paragraph-rsid="000c9916"/>
    </style:style>
    <style:style style:name="T1" style:family="text">
      <style:text-properties officeooo:rsid="0004b8b9"/>
    </style:style>
    <style:style style:name="T2" style:family="text">
      <style:text-properties officeooo:rsid="00050a66"/>
    </style:style>
    <style:style style:name="T3" style:family="text">
      <style:text-properties officeooo:rsid="0006d9ef"/>
    </style:style>
    <style:style style:name="T4" style:family="text">
      <style:text-properties officeooo:rsid="0008b391"/>
    </style:style>
    <style:style style:name="T5" style:family="text">
      <style:text-properties officeooo:rsid="000bc662"/>
    </style:style>
    <style:style style:name="T6" style:family="text">
      <style:text-properties officeooo:rsid="000c9916"/>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376cm" fo:text-indent="-0.635cm" fo:margin-left="1.37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HTARNAME</text:p>
      <text:p text:style-name="P6">04 Ekim 2021, Tokat</text:p>
      <text:p text:style-name="P2"/>
      <text:p text:style-name="P9"><text:span text:style-name="T1">Konu<text:tab/> : Kiracının mecura ve komşu parsellerde bulunan işyerlerin</text:span><text:span text:style-name="T4">in duvar ve çatılarına</text:span><text:span text:style-name="T1"> verdiği zararın ve kira süresini</text:span><text:span text:style-name="T5">n</text:span><text:span text:style-name="T1"> biteceği tarihin ihtaren bildirilmesi</text:span></text:p>
      <text:p text:style-name="P9"/>
      <text:p text:style-name="P9"><text:span text:style-name="T1"><text:tab/>Kiracı Ali Demirel, <text:s/>30-11-2020 tarih, 20201130-006 sayılı sözleşme ile kiralayana ait arsayı eski eşya deposu olarak kullanmak üzere bir yıl süre ile kiraladınız. </text:span></text:p>
      <text:p text:style-name="P9"><text:span text:style-name="T1"><text:tab/>Geçen süre içerisinde aşağıda listelenen konularda sözleşme şartlarına uymadığınız, yapılan sözlü uyarılarlada gerekli tedbirleri almadığınız görülmüştür.</text:span></text:p>
      <text:list xml:id="list3118682573" text:style-name="L3">
        <text:list-item>
          <text:p text:style-name="P10"><text:span text:style-name="T2">Yan binalardaki, kanalizasyon bağlantı boruları kullandığınız arsa üzerinden geçmektedir. Kanalizasyonun temizliği için </text:span><text:span text:style-name="T6">yapılan kapaklı</text:span><text:span text:style-name="T2"> logarların üzerine beton dökerek logarların temizlik için kullanılmasına engel olmaktasınız. </text:span></text:p>
        </text:list-item>
        <text:list-item>
          <text:p text:style-name="P3"><text:span text:style-name="T6">T</text:span>uvalet kapısı <text:span text:style-name="T6">yapmak</text:span> amacıyla, duvarı izinsiz olarak kırdınız. </text:p>
        </text:list-item>
        <text:list-item>
          <text:p text:style-name="P3"><text:span text:style-name="T6">M</text:span>ermer mutfak tezgahının kırıldığı ve tamirinin yaptırılmadığı gözlemlenmiştir. </text:p>
        </text:list-item>
        <text:list-item>
          <text:p text:style-name="P3">Eylül ayı itibarı ile tabanı helikopter beton olan arsada paletli <text:span text:style-name="T3">iş makinesi</text:span> ile çalışma yapmaya başladınız. Taban betonunun paletli <text:span text:style-name="T3">iş makinesinin</text:span> kullanım<text:span text:style-name="T6">ın</text:span>a uygun ol<text:span text:style-name="T3">m</text:span>adığı açıktır. Paletllerin kısa bir zaman içerisinde beton zemin<text:span text:style-name="T6">i</text:span> kullanılamaz hale getireceği aşikardır. <text:span text:style-name="T3">Kiralam</text:span><text:span text:style-name="T6">a</text:span><text:span text:style-name="T3"> sözleşmesi yapılırken arsada bu tip, her türlü zemine hasar verecek bir iş makinesinin çalıştırılacağı belirtilmemiştir.</text:span></text:p>
        </text:list-item>
        <text:list-item>
          <text:p text:style-name="P3"><text:span text:style-name="T3">İş makinesinin yetkisiz personelin kullanımı sonucu, kiraladığınız arsanın sağ, sol ve arka tarafında bulunan binalardaki, çatı trapez saclarına, oluklara ve duvarlara zarar verdiği, kullanılamaz duruma getirdiği gözlemlenmiştir.</text:span></text:p>
        </text:list-item>
        <text:list-item>
          <text:p text:style-name="P4">İş makinesinin, yan binanın duvarının bir kısmını uçurduğuda gözlemlenmiştir.</text:p>
        </text:list-item>
        <text:list-item>
          <text:p text:style-name="P4">Eski eşyaların kontrolsuzce atılması sonucu belirtilen yan bina duvarlarında hasarlar oluşmuştur.</text:p>
        </text:list-item>
        <text:list-item>
          <text:p text:style-name="P8">Arsa önünde bulunan alana ve yola eski eşyaları düzensizce bırakarak komşuları rahatsız etmektesiniz.</text:p>
        </text:list-item>
      </text:list>
      <text:p text:style-name="P5">Sonuç:</text:p>
      <text:list xml:id="list190458592" text:style-name="L4">
        <text:list-header>
          <text:p text:style-name="P14"><text:span text:style-name="T3">Yukarıda listelenen sorunların çözümü için; </text:span></text:p>
        </text:list-header>
        <text:list-item>
          <text:p text:style-name="P13"><text:span text:style-name="T6">K</text:span><text:span text:style-name="T3">analizasyon logarlarının üzerine dökülen betonların kırılarak, ilk halinde olduğu gibi kapaklı hale getirilmesini, tuvalet kapısı olarak yıktığınız duvarı eski hale getirmenizi veya düzgün bir kapı takmanızı, mutfak tezgahının, mümkünse tamiri, olmuyorsa yenisinin yaptırılmasını, iş makinesinin kullanılması ile oluşan taban beton hasar</text:span><text:span text:style-name="T4">ının</text:span><text:span text:style-name="T3">, duvarlara verilen hasarların, çatı saclarına ve oluklara verilen hasarların tazminini</text:span><text:span text:style-name="T4">n</text:span><text:span text:style-name="T3">, komşu bina duvarlarında oluşan sıva hasarlarının tamirinin, <text:s/>30 (otuz) gün içerisinde yapılmasını; </text:span><text:span text:style-name="T5">mecur önündeki ve yoldaki eski eşyaları kaldırmanızı</text:span><text:span text:style-name="T3">;</text:span></text:p>
        </text:list-item>
        <text:list-item>
          <text:p text:style-name="P12"><text:span text:style-name="T3">Yukarıda belirtilen, hasarların olmadığını düşünüyorsanız, 7 (yedi) gün içerisinde itiraz etmeniz, </text:span><text:span text:style-name="T6">hasarların olduğunu kabul ederek</text:span><text:span text:style-name="T3"> </text:span><text:span text:style-name="T4">i</text:span><text:span text:style-name="T3">tiraz etmediğiniz takdirde, verilen sürede gerekli tedbirleri almanız gerekmektedir. İtirazınız söz konusu olursa, </text:span><text:span text:style-name="T4">Sulh Hukuk Mahkemesine,</text:span><text:span text:style-name="T3"> hasar tespiti için </text:span><text:span text:style-name="T4">dava açacağımızı ve bunun sonucunda oluşacak tüm masrafların da tarafınızca ödeneceğini; </text:span></text:p>
        </text:list-item>
        <text:list-item>
          <text:p text:style-name="P12"><text:span text:style-name="T4">Aramızda imzaladığımız, kira sözleşmesinin 29 Kasım 2021 tarihinde sona ereceğini;</text:span></text:p>
          <text:p text:style-name="P11"><text:span text:style-name="T3">ihtaren bildiriri</text:span><text:span text:style-name="T6">m</text:span><text:span text:style-name="T3">. </text:span></text:p>
        </text:list-item>
      </text:list>
      <text:p text:style-name="P2"/>
      <text:p text:style-name="P2"/>
      <text:p text:style-name="P7"><text:tab/><text:tab/><text:tab/><text:tab/><text:tab/>Kiraya Veren <text:span text:style-name="T6">ve ihtar eden</text:span><text:tab/><text:tab/>Kiracı</text:p>
      <text:p text:style-name="P7"><text:tab/><text:tab/><text:tab/><text:tab/><text:tab/>Hacı Murat BALCI<text:tab/><text:tab/><text:tab/>Ali DEMİREL</text:p>
      <text:p text:style-name="P7"/>
      <text:p text:style-name="P7"/>
      <text:p text:style-name="P7"/>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tr" fo:country="TR" style:letter-kerning="true" style:font-name-asian="Noto Serif CJK SC"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tr" fo:country="TR" style:letter-kerning="true" style:font-name-asian="Noto Serif CJK SC"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0-03T14:17:53.822101258</meta:creation-date>
    <dc:date>2021-10-04T18:09:06.951257561</dc:date>
    <meta:editing-duration>PT6H29S</meta:editing-duration>
    <meta:editing-cycles>5</meta:editing-cycles>
    <meta:generator>LibreOffice/7.1.2.2$Linux_X86_64 LibreOffice_project/10$Build-2</meta:generator>
    <meta:print-date>2021-10-04T12:18:12.012409354</meta:print-date>
    <meta:document-statistic meta:table-count="0" meta:image-count="0" meta:object-count="0" meta:page-count="1" meta:paragraph-count="21" meta:word-count="372" meta:character-count="3000" meta:non-whitespace-character-count="2635"/>
  </office:meta>
</office:document-meta>
</file>